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  <style:text-properties fo:color="#4472C4"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2pt solid #FF0000" fo:border-left="none" fo:border-right="none"/>
      <style:text-properties fo:color="#4472C4" fo:font-size="14pt" style:font-size-asian="14pt" style:font-size-complex="14pt" style:text-underline-style="solid" style:text-underline-type="single"/>
    </style:style>
    <style:style style:name="ce8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27.94cm" style:use-optimal-column-width="true"/>
    </style:style>
    <style:style style:name="co3" style:family="table-column">
      <style:table-column-properties fo:break-before="auto" style:column-width="6.731cm" style:use-optimal-column-width="true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20133333333333cm" style:use-optimal-column-width="true"/>
    </style:style>
    <style:style style:name="co8" style:family="table-column">
      <style:table-column-properties fo:break-before="auto" style:column-width="19.5368333333333cm" style:use-optimal-column-width="true"/>
    </style:style>
    <style:style style:name="co9" style:family="table-column">
      <style:table-column-properties fo:break-before="auto" style:column-width="3.91583333333333cm" style:use-optimal-column-width="true"/>
    </style:style>
    <style:style style:name="co10" style:family="table-column">
      <style:table-column-properties fo:break-before="auto" style:column-width="14.2875cm" style:use-optimal-column-width="true"/>
    </style:style>
    <style:style style:name="co11" style:family="table-column">
      <style:table-column-properties fo:break-before="auto" style:column-width="3.95816666666667cm" style:use-optimal-column-width="true"/>
    </style:style>
    <style:style style:name="co12" style:family="table-column">
      <style:table-column-properties fo:break-before="auto" style:column-width="5.22816666666667cm" style:use-optimal-column-width="true"/>
    </style:style>
    <style:style style:name="co13" style:family="table-column">
      <style:table-column-properties fo:break-before="auto" style:column-width="4.08516666666667cm" style:use-optimal-column-width="true"/>
    </style:style>
    <style:style style:name="co14" style:family="table-column">
      <style:table-column-properties fo:break-before="auto" style:column-width="4.572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29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s_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utpu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ifer_Auser</text:p>
          </table:table-cell>
          <table:table-cell office:value-type="string" table:style-name="ce3">
            <text:p>Information about the Auser aquifer. This water body consists of two subsystems, that we call NORH and SOUTH, where the former partly influences the behaviour of the latter.</text:p>
            <text:p>The levels of the NORTH sector are represented by the values of the SAL, PAG, CoS and DIEC wells, while the levels of the SOUTH sector by the LT2 well.</text:p>
          </table:table-cell>
          <table:table-cell office:value-type="string" table:style-name="ce3">
            <text:p>Depth_to_Groundwater_SAL, Depth_to_Groundwater_COS, Depth_to_Groundwater_LT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Water_Spring_Amiata</text:p>
          </table:table-cell>
          <table:table-cell office:value-type="string" table:style-name="ce3">
            <text:p>Information about the Amiata aquifer. This aquifer is accessed through the Ermicciolo, Arbure, Bugnano and Galleria Alta springs.<text:s/></text:p>
            <text:p>The levels and volumes of the four springs are influenced by the parameters: pluviometry, sub-gradation, hydrometry, temperatures and drainage volumes.</text:p>
          </table:table-cell>
          <table:table-cell office:value-type="string" table:style-name="ce3">
            <text:p>Flow_Rate_Bugnano, Flow_Rate_Arbure,</text:p>
            <text:p><text:s/>Flow_Rate_Ermicciolo, Flow_Rate_Galleria_Al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Petrignano</text:p>
          </table:table-cell>
          <table:table-cell office:value-type="string" table:style-name="ce3">
            <text:p>Information about Petrignano aquifer.<text:s/></text:p>
            <text:p>It is fed by three underground aquifers separated by low permeability septa; the water table can be considered groundwater and is also fed by the Chiascio river.</text:p>
          </table:table-cell>
          <table:table-cell office:value-type="string" table:style-name="ce3">
            <text:p>Depth_to_Groundwater_P24,</text:p>
            <text:p><text:s/>Depth_to_Groundwater_P25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quifer_Doganella</text:p>
          </table:table-cell>
          <table:table-cell office:value-type="string" table:style-name="ce3">
            <text:p>Information about Doganella aquifer. The Doganella well field is fed by two underground aquifers:<text:s/></text:p>
            <text:p>the upper stratum is a water table with a thickness of about 30m while the lower one is a semi-confined artesian aquifer with a thickness of 50m.</text:p>
          </table:table-cell>
          <table:table-cell office:value-type="string" table:style-name="ce3">
            <text:p>Depth_to_Groundwater_Pozzo_1, Depth_to_Groundwater_Pozzo_2, Depth_to_Groundwater_Pozzo_3, Depth_to_Groundwater_Pozzo_4, Depth_to_Groundwater_Pozzo_5, Depth_to_Groundwater_Pozzo_6,</text:p>
            <text:p>Depth_to_Groundwater_Pozzo_7, Depth_to_Groundwater_Pozzo_8, Depth_to_Groundwater_Pozzo_9<text:s/>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Luco<text:s/></text:p>
          </table:table-cell>
          <table:table-cell office:value-type="string" table:style-name="ce3">
            <text:p>Information about Luco aquifer. It is an underground aquifer not fed by rivers or lakes but fed by meteoric infiltration</text:p>
            <text:p><text:s/>and it is accessed through wells called Pozzo_1, Pozzo_3 and Pozzo_4.</text:p>
          </table:table-cell>
          <table:table-cell office:value-type="string" table:style-name="ce2">
            <text:p>Depth_to_Groundwater_Podere_Caset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iver_Arno</text:p>
          </table:table-cell>
          <table:table-cell office:value-type="string" table:style-name="ce3">
            <text:p>Information about Arno river. The Arno is the second largest river in peninsular Italy and the main waterway in Tuscany and it <text:s/>has a relatively torrential regime,<text:s/></text:p>
            <text:p>due to the nature of the surrounding soils (marl and impermeable clays)</text:p>
          </table:table-cell>
          <table:table-cell office:value-type="string" table:style-name="ce2">
            <text:p>Hydrometry_Nave_di_Rosano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Lake_Bilancino<text:s/></text:p>
          </table:table-cell>
          <table:table-cell office:value-type="string" table:style-name="ce3">
            <text:p>Information about Bilancino Lake. It is an artificial lake in Mugello, in the province of Florence.<text:s/></text:p>
            <text:p><text:s/>It has a maximum depth of thirty-one metres and a surface area of 5 square kilometres.<text:s/></text:p>
          </table:table-cell>
          <table:table-cell office:value-type="string" table:style-name="ce3">
            <text:p>Lake_Level,<text:s/></text:p>
            <text:p>Flow_Rate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Water_Spring_Madonna_di_Canneto</text:p>
          </table:table-cell>
          <table:table-cell office:value-type="string" table:style-name="ce3">
            <text:p>Information about Madonna di Canneto water spring. The Madonna di Canneto spring is situated at an altitude of 1010m above sea level in the Canneto valley.<text:s/></text:p>
            <text:p>It does not consist of an aquifer and its source is supplied by the water catchment area of the river Melf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Water_Spring_Lupa</text:p>
          </table:table-cell>
          <table:table-cell office:value-type="string" table:style-name="ce2">
            <text:p>Information about Lupa water spring. It is located in the Arrone area and is used for drinking use.</text:p>
          </table:table-cell>
          <table:table-cell table:style-name="ce2"/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Datasets_Feature_Descriptio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4">
            <text:p>AU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Gallicano, Pontetetto, Monte_Serra, Orentano, Borgo_a_Mozzano, Piaggione, Calavorno,<text:s/></text:p>
            <text:p>Croce_Arcana, Tereglio_Coreglia_Antelminelli, Fabbriche_di_Vall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T2, SAL, PAG, CoS, DI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Orentano, Monte_Serra, Ponte_a_Moriano, Lucca_Orto_Bota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H</text:span>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POL, CC1, CC2, CSA, CSAL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2">
            <text:p>Hydrometry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Monte_S_Quirico, Piaggione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4">
            <text:p>DOGANELL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zzo_1, Pozzo_2, Pozzo_3, Pozzo_4, Pozzo_5, Pozzo_6, Pozzo_7, Pozzo_8, Pozzo_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2, Pozzo_3, Pozzo_4, Pozzo_5+6, Pozzo_7, Pozzo_8, Pozzo_9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PETRIGNAN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Bastia_Umbr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24, P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Bastia_Umbra, 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C10_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ydrometry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 K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Fiume_Chiascio_Petrignano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LUC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imignano, Siena_Poggio_al_Vento, Mensano, Montalcinello, Monticiano_la_Pineta, Sovicille, Ponte_Orgia, Scorgi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dere_Casetta, Pozzo_1, Pozzo_3, Pozzo_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Siena_Poggio_al_Vento, Mens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3, Pozzo_4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AMIAT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Castel_del_Piano, Abbadia_S_Salavtore, S_Fiora, Laghetto_Verde, Vetta_Amia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_Fiora_8, S_Fiora_11bis, David_Lazzaret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Abbadia_S_Salvatore, S_Fiora, Laghetto_Verd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flow rate, expressed in liters per second (<text:span text:style-name="T2">l/s</text:span>), taken from water spring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Bugnano, Arbure, Ermicciolo, Galleria_Alta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R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, Vernio, Stia, Consuma, Incisa, Montevarchi, S_Savino, Laterina, Bibbiena, Camaldol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Firenz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ydrometry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, detected by the hydr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Nave_di_Rosano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ILAN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e_Croc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lake's flow rate, expressed in cubic meters per seconds (<text:span text:style-name="T2">mc/s</text:span>)</text:p>
          </table:table-cell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Lake_Level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</text:p>
          </table:table-cell>
          <table:table-cell table:number-columns-repeated="16381" table:style-name="ce1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L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Tern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upa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MADONNA DI CANNE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adonna_di_Canneto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Datasets_Description.A1:Datasets_Description.C10" table:name="Table1" table:display-filter-buttons="true"/>
        <table:database-range table:target-range-address="Datasets_Feature_Description.A2:Datasets_Feature_Description.C8" table:name="Table2" table:display-filter-buttons="true"/>
        <table:database-range table:target-range-address="Datasets_Feature_Description.G3:Datasets_Feature_Description.H8" table:name="Table3" table:display-filter-buttons="true"/>
        <table:database-range table:target-range-address="Datasets_Feature_Description.A41:Datasets_Feature_Description.C46" table:name="Table25" table:display-filter-buttons="true"/>
        <table:database-range table:target-range-address="Datasets_Feature_Description.G42:Datasets_Feature_Description.H46" table:name="Table36" table:display-filter-buttons="true"/>
        <table:database-range table:target-range-address="Datasets_Feature_Description.A50:Datasets_Feature_Description.C54" table:name="Table257" table:display-filter-buttons="true"/>
        <table:database-range table:target-range-address="Datasets_Feature_Description.G51:Datasets_Feature_Description.H54" table:name="Table368" table:display-filter-buttons="true"/>
        <table:database-range table:target-range-address="Datasets_Feature_Description.A58:Datasets_Feature_Description.C63" table:name="Table2579" table:display-filter-buttons="true"/>
        <table:database-range table:target-range-address="Datasets_Feature_Description.G59:Datasets_Feature_Description.H61" table:name="Table36810" table:display-filter-buttons="true"/>
        <table:database-range table:target-range-address="Datasets_Feature_Description.A12:Datasets_Feature_Description.C17" table:name="Table2511" table:display-filter-buttons="true"/>
        <table:database-range table:target-range-address="Datasets_Feature_Description.G13:Datasets_Feature_Description.H17" table:name="Table3612" table:display-filter-buttons="true"/>
        <table:database-range table:target-range-address="Datasets_Feature_Description.G22:Datasets_Feature_Description.H27" table:name="Table361214" table:display-filter-buttons="true"/>
        <table:database-range table:target-range-address="Datasets_Feature_Description.A21:Datasets_Feature_Description.C27" table:name="Table251115" table:display-filter-buttons="true"/>
        <table:database-range table:target-range-address="Datasets_Feature_Description.G32:Datasets_Feature_Description.H36" table:name="Table36121420" table:display-filter-buttons="true"/>
        <table:database-range table:target-range-address="Datasets_Feature_Description.A31:Datasets_Feature_Description.C36" table:name="Table25111521" table:display-filter-buttons="true"/>
        <table:database-range table:target-range-address="Datasets_Feature_Description.A67:Datasets_Feature_Description.C70" table:name="Table257923" table:display-filter-buttons="true"/>
        <table:database-range table:target-range-address="Datasets_Feature_Description.G68:Datasets_Feature_Description.H70" table:name="Table3681024" table:display-filter-buttons="true"/>
        <table:database-range table:target-range-address="Datasets_Feature_Description.A74:Datasets_Feature_Description.C78" table:name="Table25792325" table:display-filter-buttons="true"/>
        <table:database-range table:target-range-address="Datasets_Feature_Description.G75:Datasets_Feature_Description.H78" table:name="Table3681024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ederico Bianca</meta:initial-creator>
    <dc:creator>Federico Bianca</dc:creator>
    <meta:creation-date>2020-11-03T16:32:35Z</meta:creation-date>
    <dc:date>2020-12-07T15:57:32Z</dc:date>
    <meta:user-defined meta:name="ContentTypeId">0x01010073E73E7DA44F6F45A65E06923D3DA48B</meta:user-defined>
  </office:meta>
</office:document-meta>
</file>